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signature is invalid in OOo3.2. An additional file was added to META-IN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0T11:23:45.70</meta:creation-date>
    <meta:document-statistic meta:table-count="0" meta:image-count="0" meta:object-count="0" meta:page-count="1" meta:paragraph-count="1" meta:word-count="13" meta:character-count="77"/>
    <dc:date>2009-08-20T11:25:45.64</dc:date>
    <meta:editing-duration>PT00H02M03S</meta:editing-duration>
    <meta:editing-cycles>1</meta:editing-cycles>
    <meta:generator>StarOffice/9$Win32 OpenOffice.org_project/300m51$Build-9408$CWS-encsig09</meta:generator>
  </office:meta>
</office:document-meta>
</file>

<file path=META-INF/New Text Document.txt>
</file>

<file path=META-INF/documentsignatures.xml><?xml version="1.0" encoding="utf-8"?>
<document-signatures xmlns="urn:oasis:names:tc:opendocument:xmlns:digitalsignature:1.0">
  <Signature xmlns="http://www.w3.org/2000/09/xmldsig#" Id="ID_004e0056008400e90068008b004900dc0089001500e900f800eb007f005f009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6+xrISPrqGM29urMETcqENq+4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Z0p37CTEP9choR/Ay2voOiNOOh8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xOnvyFJtTjIU1Fn8+sIcMtB9oL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LDvmqyIpTJBzd/CmG9EnkntLYZA=</DigestValue>
      </Reference>
      <Reference URI="Thumbnails/thumbnail.png">
        <DigestMethod Algorithm="http://www.w3.org/2000/09/xmldsig#sha1"/>
        <DigestValue>1p/B4ebbJnF5nofACbSs5JUqZP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HHXjOlVJdrBrmBfu1vEljft91GY=</DigestValue>
      </Reference>
      <Reference URI="#ID_007e0085002900dc007f004b0046009000830066003600cd00f6008d001c009e">
        <DigestMethod Algorithm="http://www.w3.org/2000/09/xmldsig#sha1"/>
        <DigestValue>o2Dx8+nP+hjZdtsvRz1Vmy2xeus=</DigestValue>
      </Reference>
    </SignedInfo>
    <SignatureValue>geoZh+Vk2W6OBkKrB+mUz6XHD7HaR/0y9sQrkQxyn9HlQgVA21OL5kBAtWUwFpT/
1l7Hj/e+9MLxXNZdxRUBhrtLFvbaIYTe2ErBmAH7q1LxFxTmXgnwezDSfNDP1rrC
o37SrZbCqDeVCpDw0ZByNYTZYq+QMYj+xln6c6mYaBU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7e0085002900dc007f004b0046009000830066003600cd00f6008d001c009e" Target="#ID_004e0056008400e90068008b004900dc0089001500e900f800eb007f005f009c">
          <dc:date xmlns:dc="http://purl.org/dc/elements/1.1/">2009-08-20T11:25:54,40</dc:date>
        </SignatureProperty>
      </SignatureProperties>
    </Object>
  </Signature>
</document-signatures>
</file>